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H. Sol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, 1892</text:p>
      <text:p text:style-name="P5">Month<text:tab/><text:tab/><text:tab/><text:tab/><text:tab/><text:tab/>Febr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932 Arch st/</text:p>
      <text:p text:style-name="P3">Phila/</text:p>
      <text:p text:style-name="P3">Feby 2nd[/ inserted by author]1892/</text:p>
      <text:p text:style-name="P2">My dear Mr Morais:/</text:p>
      <text:p text:style-name="P2"><text:tab/>Will you/ allow me to suggest/ that I think it/ would be a very/ good plan if the/ subject of your/ lectures were an-/nounced in the/ Jewish Exponent and/</text:p>
      <text:p text:style-name="P2"/>
      <text:p text:style-name="P2">[Page 2]</text:p>
      <text:p text:style-name="P2">also in the Public/ Ledger? <text:s/>I think this/ would be the means/ of securing somewhat/ of a larger attendance./ <text:s/>As the subject/ might strike some/ that, that is just/ what they want to/ hear about./</text:p>
      <text:p text:style-name="P2"><text:tab/>Would it be well/ for you to ask/</text:p>
      <text:p text:style-name="P2"/>
      <text:p text:style-name="P2">[Page 3]</text:p>
      <text:p text:style-name="P2"><text:soft-page-break/>Mr David Solis Cohen to/ address the congregation/ on a certain Saturday?/ <text:s/>I think he would/ draw, dont[sic!] you?/ <text:s/>And his lecture might/ be productive of/ some good. <text:s/>If this/ meets your views/ he should be well/ advertised. <text:s/>I also/ think it would be/</text:p>
      <text:p text:style-name="P2"/>
      <text:p text:style-name="P2">[Page 4]</text:p>
      <text:p text:style-name="P2">well if you invited Mr Adler/ also on a certain/ Saturday. <text:s/>And for/ you to tell these men/ what you would like/ them to speak about./ <text:s/>To sort of stir/ the people up and/ try to bring them/ back <text:span text:style-name="T2">to</text:span> in the fold./ <text:s/>With kind regards/ Yours very truly/ David H. Sol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5:33:44.63</meta:creation-date>
    <dc:date>2011-11-30T15:39:36.61</dc:date>
    <dc:creator>Penn Libraries</dc:creator>
    <meta:editing-duration>PT00H05M5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54" meta:character-count="2280"/>
  </office:meta>
</office:document-meta>
</file>